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8" table:default-cell-style-name="ce1"/>
        <table:table-row table:style-name="ro1">
          <table:table-cell/>
          <table:table-cell table:style-name="ce2" table:number-columns-repeated="8"/>
        </table:table-row>
        <table:table-row table:style-name="ro1">
          <table:table-cell office:value-type="string" calcext:value-type="string" table:number-columns-spanned="9" table:number-rows-spanned="1">
            <text:p>ESFERA MENOR D = 12mm</text:p>
          </table:table-cell>
          <table:covered-table-cell table:number-columns-repeated="8" table:style-name="ce2"/>
        </table:table-row>
        <table:table-row table:style-name="ro1">
          <table:table-cell office:value-type="string" calcext:value-type="string">
            <text:p>POS. SENSOR (mm)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médio</text:p>
          </table:table-cell>
          <table:table-cell office:value-type="string" calcext:value-type="string">
            <text:p>g(m/s^2)</text:p>
          </table:table-cell>
          <table:table-cell office:value-type="string" calcext:value-type="string">
            <text:p>V(m/s)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1480691" calcext:value-type="float">
            <text:p>0,1480691</text:p>
          </table:table-cell>
          <table:table-cell office:value-type="float" office:value="0.1480668" calcext:value-type="float">
            <text:p>0,1480668</text:p>
          </table:table-cell>
          <table:table-cell office:value-type="float" office:value="0.1480294" calcext:value-type="float">
            <text:p>0,1480294</text:p>
          </table:table-cell>
          <table:table-cell office:value-type="float" office:value="0.1480547" calcext:value-type="float">
            <text:p>0,1480547</text:p>
          </table:table-cell>
          <table:table-cell office:value-type="float" office:value="0.140913" calcext:value-type="float">
            <text:p>0,140913</text:p>
          </table:table-cell>
          <table:table-cell table:formula="of:=([.B4]+[.C4]+[.D4]+[.E4]+[.F4])/5" office:value-type="float" office:value="0.1466266" calcext:value-type="float">
            <text:p>0,1466266</text:p>
          </table:table-cell>
          <table:table-cell table:formula="of:=((2*[.A4])/1000)/([.G4]*[.G4])" office:value-type="float" office:value="10.4189148791703" calcext:value-type="float">
            <text:p>10,4189148791703</text:p>
          </table:table-cell>
          <table:table-cell table:formula="of:=([.A4]/1000)/[.G4]" office:value-type="float" office:value="0.763845032211072" calcext:value-type="float">
            <text:p>0,76384503221107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2057725" calcext:value-type="float">
            <text:p>0,2057725</text:p>
          </table:table-cell>
          <table:table-cell office:value-type="float" office:value="0.2058596" calcext:value-type="float">
            <text:p>0,2058596</text:p>
          </table:table-cell>
          <table:table-cell office:value-type="float" office:value="0.2058453" calcext:value-type="float">
            <text:p>0,2058453</text:p>
          </table:table-cell>
          <table:table-cell office:value-type="float" office:value="0.2058208" calcext:value-type="float">
            <text:p>0,2058208</text:p>
          </table:table-cell>
          <table:table-cell office:value-type="float" office:value="0.205808" calcext:value-type="float">
            <text:p>0,205808</text:p>
          </table:table-cell>
          <table:table-cell table:formula="of:=([.B5]+[.C5]+[.D5]+[.E5]+[.F5])/5" office:value-type="float" office:value="0.20582124" calcext:value-type="float">
            <text:p>0,20582124</text:p>
          </table:table-cell>
          <table:table-cell table:formula="of:=((2*[.A5])/1000)/([.G5]*[.G5])" office:value-type="float" office:value="10.0088798510246" calcext:value-type="float">
            <text:p>10,0088798510246</text:p>
          </table:table-cell>
          <table:table-cell table:formula="of:=([.A5]/1000)/[.G5]" office:value-type="float" office:value="1.03002003097445" calcext:value-type="float">
            <text:p>1,0300200309744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250637" calcext:value-type="float">
            <text:p>0,250637</text:p>
          </table:table-cell>
          <table:table-cell office:value-type="float" office:value="0.2506014" calcext:value-type="float">
            <text:p>0,2506014</text:p>
          </table:table-cell>
          <table:table-cell office:value-type="float" office:value="0.2506355" calcext:value-type="float">
            <text:p>0,2506355</text:p>
          </table:table-cell>
          <table:table-cell office:value-type="float" office:value="0.2505676" calcext:value-type="float">
            <text:p>0,2505676</text:p>
          </table:table-cell>
          <table:table-cell office:value-type="float" office:value="0.2506265" calcext:value-type="float">
            <text:p>0,2506265</text:p>
          </table:table-cell>
          <table:table-cell table:formula="of:=([.B6]+[.C6]+[.D6]+[.E6]+[.F6])/5" office:value-type="float" office:value="0.2506136" calcext:value-type="float">
            <text:p>0,2506136</text:p>
          </table:table-cell>
          <table:table-cell table:formula="of:=((2*[.A6])/1000)/([.G6]*[.G6])" office:value-type="float" office:value="9.9351703853575" calcext:value-type="float">
            <text:p>9,9351703853575</text:p>
          </table:table-cell>
          <table:table-cell table:formula="of:=([.A6]/1000)/[.G6]" office:value-type="float" office:value="1.24494440844392" calcext:value-type="float">
            <text:p>1,2449444084439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2886382" calcext:value-type="float">
            <text:p>0,2886382</text:p>
          </table:table-cell>
          <table:table-cell office:value-type="float" office:value="0.2886429" calcext:value-type="float">
            <text:p>0,2886429</text:p>
          </table:table-cell>
          <table:table-cell office:value-type="float" office:value="0.288678" calcext:value-type="float">
            <text:p>0,288678</text:p>
          </table:table-cell>
          <table:table-cell office:value-type="float" office:value="0.288676" calcext:value-type="float">
            <text:p>0,288676</text:p>
          </table:table-cell>
          <table:table-cell office:value-type="float" office:value="0.2886612" calcext:value-type="float">
            <text:p>0,2886612</text:p>
          </table:table-cell>
          <table:table-cell table:formula="of:=([.B7]+[.C7]+[.D7]+[.E7]+[.F7])/5" office:value-type="float" office:value="0.28865926" calcext:value-type="float">
            <text:p>0,28865926</text:p>
          </table:table-cell>
          <table:table-cell table:formula="of:=((2*[.A7])/1000)/([.G7]*[.G7])" office:value-type="float" office:value="9.88908759587118" calcext:value-type="float">
            <text:p>9,88908759587118</text:p>
          </table:table-cell>
          <table:table-cell table:formula="of:=([.A7]/1000)/[.G7]" office:value-type="float" office:value="1.42728835374968" calcext:value-type="float">
            <text:p>1,4272883537496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3221313" calcext:value-type="float">
            <text:p>0,3221313</text:p>
          </table:table-cell>
          <table:table-cell office:value-type="float" office:value="0.3221122" calcext:value-type="float">
            <text:p>0,3221122</text:p>
          </table:table-cell>
          <table:table-cell office:value-type="float" office:value="0.3221386" calcext:value-type="float">
            <text:p>0,3221386</text:p>
          </table:table-cell>
          <table:table-cell office:value-type="float" office:value="0.3220997" calcext:value-type="float">
            <text:p>0,3220997</text:p>
          </table:table-cell>
          <table:table-cell office:value-type="float" office:value="0.322123" calcext:value-type="float">
            <text:p>0,322123</text:p>
          </table:table-cell>
          <table:table-cell table:formula="of:=([.B8]+[.C8]+[.D8]+[.E8]+[.F8])/5" office:value-type="float" office:value="0.32212096" calcext:value-type="float">
            <text:p>0,32212096</text:p>
          </table:table-cell>
          <table:table-cell table:formula="of:=((2*[.A8])/1000)/([.G8]*[.G8])" office:value-type="float" office:value="9.86874636042894" calcext:value-type="float">
            <text:p>9,86874636042894</text:p>
          </table:table-cell>
          <table:table-cell table:formula="of:=([.A8]/1000)/[.G8]" office:value-type="float" office:value="1.58946502580894" calcext:value-type="float">
            <text:p>1,58946502580894</text:p>
          </table:table-cell>
        </table:table-row>
        <table:table-row table:style-name="ro1">
          <table:table-cell table:style-name="Default" table:number-columns-repeated="9"/>
        </table:table-row>
        <table:table-row table:style-name="ro1">
          <table:table-cell office:value-type="string" calcext:value-type="string" table:number-columns-spanned="9" table:number-rows-spanned="1">
            <text:p>ESFERA MAIOR D = 24mm</text:p>
          </table:table-cell>
          <table:covered-table-cell table:number-columns-repeated="8" table:style-name="ce2"/>
        </table:table-row>
        <table:table-row table:style-name="ro1">
          <table:table-cell office:value-type="string" calcext:value-type="string">
            <text:p>POS. SENSOR (mm)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médio</text:p>
          </table:table-cell>
          <table:table-cell office:value-type="string" calcext:value-type="string">
            <text:p>g(m/s^2)</text:p>
          </table:table-cell>
          <table:table-cell office:value-type="string" calcext:value-type="string">
            <text:p>V(m/s)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1483002" calcext:value-type="float">
            <text:p>0,1483002</text:p>
          </table:table-cell>
          <table:table-cell office:value-type="float" office:value="0.148336" calcext:value-type="float">
            <text:p>0,148336</text:p>
          </table:table-cell>
          <table:table-cell office:value-type="float" office:value="0.1482794" calcext:value-type="float">
            <text:p>0,1482794</text:p>
          </table:table-cell>
          <table:table-cell office:value-type="float" office:value="0.1482885" calcext:value-type="float">
            <text:p>0,1482885</text:p>
          </table:table-cell>
          <table:table-cell office:value-type="float" office:value="0.148343" calcext:value-type="float">
            <text:p>0,148343</text:p>
          </table:table-cell>
          <table:table-cell table:formula="of:=([.B12]+[.C12]+[.D12]+[.E12]+[.F12])/5" office:value-type="float" office:value="0.14830942" calcext:value-type="float">
            <text:p>0,14830942</text:p>
          </table:table-cell>
          <table:table-cell table:formula="of:=((2*[.A12])/1000)/([.G12]*[.G12])" office:value-type="float" office:value="11.2749391796682" calcext:value-type="float">
            <text:p>11,2749391796682</text:p>
          </table:table-cell>
          <table:table-cell table:formula="of:=([.A12]/1000)/[.G12]" office:value-type="float" office:value="0.836089845135933" calcext:value-type="float">
            <text:p>0,83608984513593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2060151" calcext:value-type="float">
            <text:p>0,2060151</text:p>
          </table:table-cell>
          <table:table-cell office:value-type="float" office:value="0.2060382" calcext:value-type="float">
            <text:p>0,2060382</text:p>
          </table:table-cell>
          <table:table-cell office:value-type="float" office:value="0.205986" calcext:value-type="float">
            <text:p>0,205986</text:p>
          </table:table-cell>
          <table:table-cell office:value-type="float" office:value="0.2060342" calcext:value-type="float">
            <text:p>0,2060342</text:p>
          </table:table-cell>
          <table:table-cell office:value-type="float" office:value="0.2060167" calcext:value-type="float">
            <text:p>0,2060167</text:p>
          </table:table-cell>
          <table:table-cell table:formula="of:=([.B13]+[.C13]+[.D13]+[.E13]+[.F13])/5" office:value-type="float" office:value="0.20601804" calcext:value-type="float">
            <text:p>0,20601804</text:p>
          </table:table-cell>
          <table:table-cell table:formula="of:=((2*[.A13])/1000)/([.G13]*[.G13])" office:value-type="float" office:value="10.5552253997364" calcext:value-type="float">
            <text:p>10,5552253997364</text:p>
          </table:table-cell>
          <table:table-cell table:formula="of:=([.A13]/1000)/[.G13]" office:value-type="float" office:value="1.08728342430595" calcext:value-type="float">
            <text:p>1,0872834243059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2508131" calcext:value-type="float">
            <text:p>0,2508131</text:p>
          </table:table-cell>
          <table:table-cell office:value-type="float" office:value="0.2508115" calcext:value-type="float">
            <text:p>0,2508115</text:p>
          </table:table-cell>
          <table:table-cell office:value-type="float" office:value="0.250815" calcext:value-type="float">
            <text:p>0,250815</text:p>
          </table:table-cell>
          <table:table-cell office:value-type="float" office:value="0.2507932" calcext:value-type="float">
            <text:p>0,2507932</text:p>
          </table:table-cell>
          <table:table-cell office:value-type="float" office:value="0.25083" calcext:value-type="float">
            <text:p>0,25083</text:p>
          </table:table-cell>
          <table:table-cell table:formula="of:=([.B14]+[.C14]+[.D14]+[.E14]+[.F14])/5" office:value-type="float" office:value="0.25081256" calcext:value-type="float">
            <text:p>0,25081256</text:p>
          </table:table-cell>
          <table:table-cell table:formula="of:=((2*[.A14])/1000)/([.G14]*[.G14])" office:value-type="float" office:value="10.3009301896755" calcext:value-type="float">
            <text:p>10,3009301896755</text:p>
          </table:table-cell>
          <table:table-cell table:formula="of:=([.A14]/1000)/[.G14]" office:value-type="float" office:value="1.29180133562689" calcext:value-type="float">
            <text:p>1,2918013356268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2887276" calcext:value-type="float">
            <text:p>0,2887276</text:p>
          </table:table-cell>
          <table:table-cell office:value-type="float" office:value="0.288704" calcext:value-type="float">
            <text:p>0,288704</text:p>
          </table:table-cell>
          <table:table-cell office:value-type="float" office:value="0.2887085" calcext:value-type="float">
            <text:p>0,2887085</text:p>
          </table:table-cell>
          <table:table-cell office:value-type="float" office:value="0.2887471" calcext:value-type="float">
            <text:p>0,2887471</text:p>
          </table:table-cell>
          <table:table-cell office:value-type="float" office:value="0.2887346" calcext:value-type="float">
            <text:p>0,2887346</text:p>
          </table:table-cell>
          <table:table-cell table:formula="of:=([.B15]+[.C15]+[.D15]+[.E15]+[.F15])/5" office:value-type="float" office:value="0.28872436" calcext:value-type="float">
            <text:p>0,28872436</text:p>
          </table:table-cell>
          <table:table-cell table:formula="of:=((2*[.A15])/1000)/([.G15]*[.G15])" office:value-type="float" office:value="10.172530427694" calcext:value-type="float">
            <text:p>10,172530427694</text:p>
          </table:table-cell>
          <table:table-cell table:formula="of:=([.A15]/1000)/[.G15]" office:value-type="float" office:value="1.46852866865823" calcext:value-type="float">
            <text:p>1,4685286686582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3220896" calcext:value-type="float">
            <text:p>0,3220896</text:p>
          </table:table-cell>
          <table:table-cell office:value-type="float" office:value="0.3221077" calcext:value-type="float">
            <text:p>0,3221077</text:p>
          </table:table-cell>
          <table:table-cell office:value-type="float" office:value="0.3221226" calcext:value-type="float">
            <text:p>0,3221226</text:p>
          </table:table-cell>
          <table:table-cell office:value-type="float" office:value="0.3220969" calcext:value-type="float">
            <text:p>0,3220969</text:p>
          </table:table-cell>
          <table:table-cell office:value-type="float" office:value="0.3221214" calcext:value-type="float">
            <text:p>0,3221214</text:p>
          </table:table-cell>
          <table:table-cell table:formula="of:=([.B16]+[.C16]+[.D16]+[.E16]+[.F16])/5" office:value-type="float" office:value="0.32210764" calcext:value-type="float">
            <text:p>0,32210764</text:p>
          </table:table-cell>
          <table:table-cell table:formula="of:=((2*[.A16])/1000)/([.G16]*[.G16])" office:value-type="float" office:value="10.1008804475011" calcext:value-type="float">
            <text:p>10,1008804475011</text:p>
          </table:table-cell>
          <table:table-cell table:formula="of:=([.A16]/1000)/[.G16]" office:value-type="float" office:value="1.62678538143336" calcext:value-type="float">
            <text:p>1,62678538143336</text:p>
          </table:table-cell>
        </table:table-row>
        <table:table-row table:style-name="ro1" table:number-rows-repeated="10">
          <table:table-cell table:style-name="Default" table:number-columns-repeated="9"/>
        </table:table-row>
        <table:table-row table:style-name="ro1">
          <table:table-cell table:style-name="Default" table:number-columns-repeated="8"/>
          <table:table-cell table:style-name="Default" office:value-type="string" calcext:value-type="string">
            <text:p>'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19:13:12.015230246</meta:creation-date>
    <dc:date>2021-03-30T20:04:08.699811635</dc:date>
    <meta:editing-duration>PT6M55S</meta:editing-duration>
    <meta:editing-cycles>3</meta:editing-cycles>
    <meta:generator>LibreOffice/6.4.6.2$Linux_X86_64 LibreOffice_project/40$Build-2</meta:generator>
    <meta:document-statistic meta:table-count="1" meta:cell-count="111" meta:object-count="0"/>
  </office:meta>
</office:document-meta>
</file>